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bd24" officeooo:paragraph-rsid="0014bd24"/>
    </style:style>
    <style:style style:name="P2" style:family="paragraph" style:parent-style-name="Standard">
      <style:text-properties officeooo:rsid="00157ee6" officeooo:paragraph-rsid="00157ee6"/>
    </style:style>
    <style:style style:name="P3" style:family="paragraph" style:parent-style-name="Standard">
      <style:text-properties officeooo:rsid="001738b9" officeooo:paragraph-rsid="001738b9"/>
    </style:style>
    <style:style style:name="P4" style:family="paragraph" style:parent-style-name="Standard">
      <style:text-properties officeooo:rsid="00181f9b" officeooo:paragraph-rsid="00181f9b"/>
    </style:style>
    <style:style style:name="P5" style:family="paragraph" style:parent-style-name="Standard">
      <style:text-properties officeooo:rsid="0018d182" officeooo:paragraph-rsid="0018d182"/>
    </style:style>
    <style:style style:name="P6" style:family="paragraph">
      <style:paragraph-properties fo:text-align="center"/>
    </style:style>
    <style:style style:name="T1" style:family="text">
      <style:text-properties officeooo:rsid="0018d182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@Override</text:p>
      <text:p text:style-name="P1">public void onPause(){</text:p>
      <text:p text:style-name="P1"><text:tab/>super.onPause() ;</text:p>
      <text:p text:style-name="P1"><text:tab/>if(mCamera!=null){</text:p>
      <text:p text:style-name="P1"><text:tab/><text:tab/>mCamera.release() ;</text:p>
      <text:p text:style-name="P1"><text:tab/><text:tab/>mCamera=null ;</text:p>
      <text:p text:style-name="P1"><text:tab/>}</text:p>
      <text:p text:style-name="P1">}</text:p>
      <text:p text:style-name="P1"/>
      <text:p text:style-name="P1">@override</text:p>
      <text:p text:style-name="P1">public void onResume(){</text:p>
      <text:p text:style-name="P1"><text:tab/>super.onResume() ;</text:p>
      <text:p text:style-name="P1"><text:tab/>if(mCamera== null){</text:p>
      <text:p text:style-name="P1"><text:tab/><text:tab/>initializeCamera() ;</text:p>
      <text:p text:style-name="P1"><text:tab/>}</text:p>
      <text:p text:style-name="P1">}</text:p>
      <text:p text:style-name="P1"/>
      <text:p text:style-name="P1"/>
      <text:p text:style-name="P2">@override</text:p>
      <text:p text:style-name="P2">public void onStop(){</text:p>
      <text:p text:style-name="P2"><text:tab/>super.onStop() ;</text:p>
      <text:p text:style-name="P2"><text:tab/>ContentValues values = now ContentValues() ;</text:p>
      <text:p text:style-name="P2"><text:tab/>values.put(NotePad.Notes.COLUMN_NAME_NOTE, mtextViewNote.getText()) ;</text:p>
      <text:p text:style-name="P2"><text:tab/>values.put(NotePad.Titles.COLUMN_NAME_NOTE, mtextViewTitle.getText()) ;</text:p>
      <text:p text:style-name="P2"><text:tab/>getContentResolver.update(</text:p>
      <text:p text:style-name="P2"><text:tab/><text:tab/><text:tab/>mUri,</text:p>
      <text:p text:style-name="P2"><text:tab/><text:tab/><text:tab/>Values,</text:p>
      <text:p text:style-name="P2"><text:tab/><text:tab/><text:tab/>null,</text:p>
      <text:p text:style-name="P2"><text:tab/><text:tab/><text:tab/>null) ;</text:p>
      <text:p text:style-name="P2"><text:tab/>}</text:p>
      <text:p text:style-name="P2"/>
      <text:p text:style-name="P3">@override</text:p>
      <text:p text:style-name="P3">public void onSart(){</text:p>
      <text:p text:style-name="P3"><text:tab/>super.onStart() ;</text:p>
      <text:p text:style-name="P3"><text:tab/>LocationManager lManager= (LocationManager)getSystemService(Context.LOCATION_SERVICE) ;</text:p>
      <text:p text:style-name="P3">boolean gpsEnabled = lManager.isProviderEnabled(LocationManager.GPS_PROVIDER) ;</text:p>
      <text:p text:style-name="P3">if(!gpsEnabled){</text:p>
      <text:p text:style-name="P3"><text:tab/>//créer un diag</text:p>
      <text:p text:style-name="P3"><text:tab/>}</text:p>
      <text:p text:style-name="P3">}</text:p>
      <text:p text:style-name="P3"/>
      <text:p text:style-name="P4">finish() ; // Destruction d'activité</text:p>
      <text:p text:style-name="P4"/>
      <text:p text:style-name="P4">Bundle ; Une clé , une valeur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custom-shape text:anchor-type="paragraph" draw:z-index="1" draw:style-name="gr2" svg:width="1.235cm" svg:height="0.354cm" svg:x="2.812cm" svg:y="0.42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rect text:anchor-type="paragraph" draw:z-index="0" draw:style-name="gr1" draw:text-style-name="P6" svg:width="2.47cm" svg:height="1.094cm" svg:x="0.131cm" svg:y="0.074cm"><text:p text:style-name="P6">En Marche</text:p><text:p text:style-name="P6">Visible</text:p></draw:rect><draw:custom-shape text:anchor-type="paragraph" draw:z-index="2" draw:style-name="gr2" svg:width="1.482cm" svg:height="0.354cm" svg:x="8.068cm" svg:y="0.46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rect text:anchor-type="paragraph" draw:z-index="3" draw:style-name="gr1" draw:text-style-name="P6" svg:width="2.223cm" svg:height="1.13cm" svg:x="9.55cm" svg:y="0.004cm"><text:p text:style-name="P6">Détruite</text:p></draw:rect><text:soft-page-break/><text:tab/><text:tab/><text:tab/></text:p>
      <text:p text:style-name="P4"><text:tab/><text:tab/><text:tab/> <text:s text:c="3"/>onSaveInstanceState()</text:p>
      <text:p text:style-name="P4"/>
      <text:p text:style-name="P5"><draw:rect text:anchor-type="paragraph" draw:z-index="4" draw:style-name="gr1" draw:text-style-name="P6" svg:width="2.47cm" svg:height="0.989cm" svg:x="0.131cm" svg:y="0.448cm"><text:p text:style-name="P6">CRÉER</text:p></draw:rect><draw:custom-shape text:anchor-type="paragraph" draw:z-index="5" draw:style-name="gr2" svg:width="1.059cm" svg:height="0.459cm" svg:x="2.917cm" svg:y="0.48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rect text:anchor-type="paragraph" draw:z-index="7" draw:style-name="gr1" draw:text-style-name="P6" svg:width="2.153cm" svg:height="0.989cm" svg:x="9.691cm" svg:y="0.448cm"><text:p text:style-name="P6">En Marche</text:p><text:p text:style-name="P6">visible</text:p></draw:rect>onCreated()</text:p>
      <text:p text:style-name="P4"><draw:custom-shape text:anchor-type="paragraph" draw:z-index="6" draw:style-name="gr2" svg:width="1.024cm" svg:height="0.354cm" svg:x="8.527cm" svg:y="0.24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tab/><text:tab/><text:tab/> <text:s text:c="3"/><text:span text:style-name="T1">onRestoreInstanceState()</text:span></text:p>
      <text:p text:style-name="P4"/>
      <text:p text:style-name="P4"/>
      <text:p text:style-name="P4"/>
      <text:p text:style-name="P5"/>
      <text:p text:style-name="P4"/>
      <text:p text:style-name="P5">@override</text:p>
      <text:p text:style-name="P5">public void onSaveInstanceState(Bundle savedInstance){</text:p>
      <text:p text:style-name="P5"><text:tab/>savedInstance.put(STATE_SCORE, mcurrentScore) ;</text:p>
      <text:p text:style-name="P5"><text:tab/>savedInstance.put(STATE_LEVEL, mCurrentLevel) ;</text:p>
      <text:p text:style-name="P5"/>
      <text:p text:style-name="P5"/>
      <text:p text:style-name="P5"><text:tab/>super.onSaveInstanceState(savedInstance) ;</text:p>
      <text:p text:style-name="P5">}</text:p>
      <text:p text:style-name="P5"/>
      <text:p text:style-name="P5">@override</text:p>
      <text:p text:style-name="P5">public void onCreate(Bundle saved Instance){</text:p>
      <text:p text:style-name="P5"><text:tab/>super.onCreate(savedInstance) ;</text:p>
      <text:p text:style-name="P5"><text:tab/>if(savedInstance!= null){</text:p>
      <text:p text:style-name="P5"><text:tab/><text:tab/>mCurrentScore= savedInstance.getInt(STATE_SCORE) ;</text:p>
      <text:p text:style-name="P5"><text:tab/><text:tab/>mCurrentLevel= savedInstance.getInt(STATE_LEVEL) ;</text:p>
      <text:p text:style-name="P5"><text:tab/>}else{</text:p>
      <text:p text:style-name="P5"><text:tab/><text:tab/>//premiere fois qu'on rentre dans</text:p>
      <text:p text:style-name="P5"><text:tab/><text:tab/>//l'activité</text:p>
      <text:p text:style-name="P5"><text:tab/>}</text:p>
      <text:p text:style-name="P5"><text:tab/>…</text:p>
      <text:p text:style-name="P5">}</text:p>
      <text:p text:style-name="P5"/>
      <text:p text:style-name="P5">@override</text:p>
      <text:p text:style-name="P5">public void onRestoreInstanceState(Bundle SavedInstance){</text:p>
      <text:p text:style-name="P5"><text:tab/>super.onRestoreInstanceState(savedInstance) ;</text:p>
      <text:p text:style-name="P5"><text:tab/>mCurrentScore= savedInstance.getInt(STATE_SCORE) ;</text:p>
      <text:p text:style-name="P5"><text:tab/>mCurrentLevel= savedInstance.getInt(STATE_LEVEL) ;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7T15:17:10.613050970</meta:creation-date>
    <dc:date>2015-10-07T16:51:46.288261514</dc:date>
    <meta:editing-duration>PT1M53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2" meta:paragraph-count="65" meta:word-count="139" meta:character-count="1584" meta:non-whitespace-character-count="1439"/>
  </office:meta>
</office:document-meta>
</file>